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CodeBox">
      <style:graphic-properties fo:min-height="6.75cm" fo:min-width="12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2.754cm" fo:padding-top="0.123cm" fo:padding-bottom="0.123cm" fo:padding-left="0.251cm" fo:padding-right="0.251cm" fo:wrap-option="wrap" draw:shadow="hidden"/>
    </style:style>
    <style:style style:name="gr5" style:family="graphic" style:parent-style-name="CodeBox">
      <style:graphic-properties fo:min-height="6.25cm" fo:min-width="12.574cm"/>
    </style:style>
    <style:style style:name="gr6" style:family="graphic" style:parent-style-name="CodeBox">
      <style:graphic-properties draw:fill="solid" draw:fill-color="#ffcc99" fo:min-height="6.375cm" fo:min-width="16.299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91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91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4c4c4c" draw:textarea-horizontal-align="center" draw:textarea-vertical-align="middle"/>
    </style:style>
    <style:style style:name="gr11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13" style:family="graphic" style:parent-style-name="CodeBox">
      <style:graphic-properties draw:fill="solid" draw:fill-color="#ffcc99" fo:min-height="8.875cm" fo:min-width="16.299cm"/>
    </style:style>
    <style:style style:name="gr14" style:family="graphic" style:parent-style-name="CodeBox">
      <style:graphic-properties fo:min-height="5.05cm" fo:min-width="16.766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1.849cm" fo:padding-top="0.13cm" fo:padding-bottom="0.13cm" fo:padding-left="0.25cm" fo:padding-right="0.25cm" fo:wrap-option="wrap" draw:shadow="hidden"/>
    </style:style>
    <style:style style:name="gr16" style:family="graphic" style:parent-style-name="CodeBox">
      <style:graphic-properties fo:min-height="3.75cm" fo:min-width="16.766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padding-top="0.123cm" fo:padding-bottom="0.123cm" fo:padding-left="0.251cm" fo:padding-right="0.251cm" fo:wrap-option="wrap" draw:shadow="hidden"/>
    </style:style>
    <style:style style:name="gr18" style:family="graphic" style:parent-style-name="CodeBox">
      <style:graphic-properties draw:fill="solid" draw:fill-color="#ffcc99" fo:min-height="3.374cm" fo:min-width="16.766cm"/>
    </style:style>
    <style:style style:name="gr19" style:family="graphic" style:parent-style-name="CodeBox">
      <style:graphic-properties fo:min-height="4.239cm" fo:min-width="7.623cm"/>
    </style:style>
    <style:style style:name="gr20" style:family="graphic" style:parent-style-name="SmallSlideNote">
      <style:graphic-properties fo:min-height="0.898cm"/>
    </style:style>
    <style:style style:name="gr21" style:family="graphic" style:parent-style-name="CodeBox">
      <style:graphic-properties draw:fill="solid" draw:fill-color="#ffcc99" fo:min-height="5.036cm" fo:min-width="8.799cm"/>
    </style:style>
    <style:style style:name="gr22" style:family="graphic" style:parent-style-name="CodeBox">
      <style:graphic-properties draw:fill="solid" draw:fill-color="#ffff66" fo:min-height="5.036cm" fo:min-width="8.799cm"/>
    </style:style>
    <style:style style:name="gr23" style:family="graphic" style:parent-style-name="CodeBox">
      <style:graphic-properties fo:min-height="6.25cm" fo:min-width="11.5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CodeBox">
      <style:graphic-properties fo:min-height="4.75cm" fo:min-width="8.39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3.754cm" fo:padding-top="0.123cm" fo:padding-bottom="0.123cm" fo:padding-left="0.251cm" fo:padding-right="0.251cm" fo:wrap-option="wrap" draw:shadow="hidden"/>
    </style:style>
    <style:style style:name="gr27" style:family="graphic" style:parent-style-name="CodeBox">
      <style:graphic-properties draw:fill="solid" draw:fill-color="#ffcc99" fo:min-height="6.25cm" fo:min-width="6.2cm"/>
    </style:style>
    <style:style style:name="gr28" style:family="graphic" style:parent-style-name="CodeBox">
      <style:graphic-properties fo:min-height="6.434cm" fo:min-width="19.824cm"/>
    </style:style>
    <style:style style:name="gr29" style:family="graphic" style:parent-style-name="SmallSlideNote">
      <style:graphic-properties fo:min-height="1.15cm"/>
    </style:style>
    <style:style style:name="gr30" style:family="graphic" style:parent-style-name="CodeBox">
      <style:graphic-properties fo:min-height="7.365cm" fo:min-width="12.294cm"/>
    </style:style>
    <style:style style:name="gr31" style:family="graphic" style:parent-style-name="CodeBox">
      <style:graphic-properties fo:min-height="9.227cm" fo:min-width="12.294cm"/>
    </style:style>
    <style:style style:name="gr32" style:family="graphic" style:parent-style-name="CodeBox">
      <style:graphic-properties fo:min-height="6.434cm" fo:min-width="13.5cm"/>
    </style:style>
    <style:style style:name="gr33" style:family="graphic" style:parent-style-name="CodeBox">
      <style:graphic-properties draw:fill="solid" draw:fill-color="#ffcc99" fo:min-height="0.75cm" fo:min-width="24.5cm"/>
    </style:style>
    <style:style style:name="gr34" style:family="graphic" style:parent-style-name="CodeBox">
      <style:graphic-properties draw:fill="solid" draw:fill-color="#ffcc99" fo:min-height="4.065cm" fo:min-width="6.3cm"/>
    </style:style>
    <style:style style:name="gr35" style:family="graphic" style:parent-style-name="CodeBox">
      <style:graphic-properties fo:min-height="6.434cm" fo:min-width="12.498cm"/>
    </style:style>
    <style:style style:name="gr36" style:family="graphic" style:parent-style-name="SmallSlideNote">
      <style:graphic-properties fo:min-height="2.249cm"/>
    </style:style>
    <style:style style:name="gr37" style:family="graphic" style:parent-style-name="CodeBox">
      <style:graphic-properties fo:min-height="7.796cm" fo:min-width="20.324cm"/>
    </style:style>
    <style:style style:name="gr38" style:family="graphic" style:parent-style-name="CodeBox">
      <style:graphic-properties draw:fill="solid" draw:fill-color="#ffcc99" fo:min-height="7.796cm" fo:min-width="19.824cm"/>
    </style:style>
    <style:style style:name="gr39" style:family="graphic" style:parent-style-name="CodeBox">
      <style:graphic-properties fo:min-height="7.365cm" fo:min-width="16.324cm"/>
    </style:style>
    <style:style style:name="gr40" style:family="graphic" style:parent-style-name="CodeBox">
      <style:graphic-properties fo:min-height="8.296cm" fo:min-width="14.79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24pt" style:font-size-asian="18pt" style:font-size-complex="1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8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4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5" style:family="text">
      <style:text-properties fo:color="#ffffff" fo:font-family="'Arial Narrow'" style:font-family-generic="swiss" style:font-pitch="variable" fo:font-size="18pt" fo:language="en" fo:country="GB" fo:text-shadow="1pt 1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 fo:font-family="'Arial Narrow'" style:font-family-generic="swiss" style:font-pitch="variable" fo:font-size="18pt" fo:language="en" fo:country="GB" fo:font-style="italic" fo:text-shadow="1pt 1pt" style:font-size-asian="18pt" style:font-style-asian="italic" style:font-size-complex="18pt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008000"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s, Classes, and Lifetim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rive class design from object use, ala TDD</text:p>
              </text:list-item>
              <text:list-item>
                <text:p>ctor dtor</text:p>
              </text:list-item>
              <text:list-item>
                <text:p>use cerr for debug/diag output</text:p>
              </text:list-item>
              <text:list-item>
                <text:p>3 storage classes</text:p>
              </text:list-item>
              <text:list-item>
                <text:p>be opinionated about stack usage and bald pointers</text:p>
              </text:list-item>
              <text:list-item>
                <text:p>copy constructor and copy assignment</text:p>
              </text:list-item>
              <text:list-item>
                <text:p>smart poi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n object should be created with explicit access to all the values and other objects it needs</text:p>
              </text:list-item>
              <text:list-item>
                <text:p>Unit testing helps you determine this</text:p>
              </text:list-item>
            </text:list>
          </draw:text-box>
        </draw:frame>
        <draw:custom-shape draw:style-name="gr2" draw:text-style-name="P2" draw:layer="layout" svg:width="13.074cm" svg:height="7.921cm" svg:x="14.535cm" svg:y="9.452cm">
          <text:p><text:span text:style-name="T1">#include “date.hpp”</text:span></text:p>
          <text:p><text:span text:style-name="T1">#include &lt;assert&gt;</text:span></text:p>
          <text:p><text:span text:style-name="T1"/></text:p>
          <text:p><text:span text:style-name="T1">void test_driven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assert(today.day() == 7);</text:span></text:p>
          <text:p><text:span text:style-name="T1"><text:s text:c="2"/></text:span><text:span text:style-name="T1">...</text:span></text:p>
          <text:p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074cm" svg:height="7.842cm" svg:x="0.914cm" svg:y="9.5cm">
          <text:p><text:span text:style-name="T1">#include “date.hpp”</text:span></text:p>
          <text:p><text:span text:style-name="T1">#include &lt;assert&gt;</text:span></text:p>
          <text:p><text:span text:style-name="T1"/></text:p>
          <text:p><text:span text:style-name="T1">void test_driven_design()</text:span></text:p>
          <text:p><text:span text:style-name="T1">{</text:span></text:p>
          <text:p><text:span text:style-name="T1"><text:s text:c="2"/></text:span><text:span text:style-name="T1">date today;</text:span></text:p>
          <text:p><text:span text:style-name="T1"><text:s text:c="2"/></text:span><text:span text:style-name="T1">assert(today.day() == 7);</text:span></text:p>
          <text:p><text:span text:style-name="T1"><text:s text:c="2"/></text:span><text:span text:style-name="T1">...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.295cm" svg:x="20.3cm" svg:y="17.2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cm" svg:x="6.7cm" svg:y="17.3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 constructor has the same name as the class</text:p>
              </text:list-item>
            </text:list>
          </draw:text-box>
        </draw:frame>
        <draw:custom-shape draw:style-name="gr5" draw:text-style-name="P2" draw:layer="layout" svg:width="13.074cm" svg:height="6.5cm" svg:x="5.327cm" svg:y="6.1cm">
          <text:p><text:span text:style-name="T1">#include “date.hpp”</text:span></text:p>
          <text:p><text:span text:style-name="T1"/></text:p>
          <text:p><text:span text:style-name="T1">void test_drives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assert(today.day() == 7);</text:span></text:p>
          <text:p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99cm" svg:height="6.625cm" svg:x="8.901cm" svg:y="11.875cm"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4"/></text:span><text:span text:style-name="T1">date(int ccyy, int mm, int dd);</text:span></text:p>
          <text:p><text:span text:style-name="T1"><text:s text:c="4"/></text:span><text:span text:style-name="T1">...</text:span></text:p>
          <text:p><text:span text:style-name="T1">};</text:span></text:p>
          <text:p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242cm" svg:height="1.173cm" svg:x="14.755cm" svg:y="5.078cm">
          <text:p text:style-name="P4"><text:span text:style-name="T5">date_tests.cpp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2.616cm" svg:height="1.451cm" svg:x="23.2cm" svg:y="10.8cm">
          <text:p text:style-name="P4"><text:span text:style-name="T5">date.hpp</text:span></text:p>
          <draw:enhanced-geometry svg:viewBox="0 0 21600 21600" draw:type="mso-spt202" draw:enhanced-path="M 0 0 L 21600 0 21600 21600 0 21600 0 0 Z N"/>
        </draw:custom-shape>
        <draw:line draw:style-name="gr9" draw:text-style-name="P7" draw:layer="layout" svg:x1="5.3cm" svg:y1="10cm" svg:x2="3.3cm" svg:y2="10cm">
          <text:p/>
        </draw:line>
        <draw:line draw:style-name="gr9" draw:text-style-name="P7" draw:layer="layout" svg:x1="3.3cm" svg:y1="10cm" svg:x2="3.3cm" svg:y2="15cm">
          <text:p/>
        </draw:line>
        <draw:line draw:style-name="gr10" draw:text-style-name="P7" draw:layer="layout" svg:x1="5.4cm" svg:y1="10cm" svg:x2="6.4cm" svg:y2="10cm">
          <text:p/>
        </draw:line>
        <draw:line draw:style-name="gr9" draw:text-style-name="P7" draw:layer="layout" svg:x1="3.3cm" svg:y1="15cm" svg:x2="8.8cm" svg:y2="15cm">
          <text:p/>
        </draw:line>
        <draw:line draw:style-name="gr11" draw:text-style-name="P7" draw:layer="layout" svg:x1="8.9cm" svg:y1="14.964cm" svg:x2="10.9cm" svg:y2="14.96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define constructors using the<text:line-break/>: member(<text:span text:style-name="T6">initialization</text:span>), syntax</text:p>
              </text:list-item>
            </text:list>
          </draw:text-box>
        </draw:frame>
        <draw:custom-shape draw:style-name="gr12" draw:text-style-name="P8" draw:layer="layout" svg:width="4.353cm" svg:height="2.291cm" svg:x="1.747cm" svg:y="15.722cm">
          <text:p text:style-name="P4"><text:span text:style-name="T5">date.hpp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6.799cm" svg:height="9.125cm" svg:x="2cm" svg:y="6.375cm"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4"/></text:span><text:span text:style-name="T1">date(int ccyy, int mm, int dd);</text:span></text:p>
          <text:p><text:span text:style-name="T1"><text:s text:c="4"/></text:span><text:span text:style-name="T1">...</text:span></text:p>
          <text:p><text:span text:style-name="T1">private:</text:span></text:p>
          <text:p><text:span text:style-name="T1"><text:s text:c="4"/></text:span><text:span text:style-name="T1">int ccyy;</text:span></text:p>
          <text:p><text:span text:style-name="T1"><text:s text:c="4"/></text:span><text:span text:style-name="T1">int mm;</text:span></text:p>
          <text:p><text:span text:style-name="T1"><text:s text:c="4"/></text:span><text:span text:style-name="T1">int dd;</text:span></text:p>
          <text:p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266cm" svg:height="6.138cm" svg:x="8.5cm" svg:y="13.311cm">
          <text:p><text:span text:style-name="T1">#include “date.hpp”</text:span></text:p>
          <text:p><text:span text:style-name="T1"/></text:p>
          <text:p><text:span text:style-name="T1">date::date(int ccyy, int mm, int dd)</text:span></text:p>
          <text:p><text:span text:style-name="T1"><text:s text:c="2"/></text:span><text:span text:style-name="T1">: ccyy(ccyy), mm(mm), dd(dd)</text:span></text:p>
          <text:p><text:span text:style-name="T1">{</text:span></text:p>
          <text:p><text:span text:style-name="T1"/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16cm" svg:height="1.451cm" svg:x="23.425cm" svg:y="12cm">
          <text:p text:style-name="P4"><text:span text:style-name="T5">date.cpp</text:span></text:p>
          <draw:enhanced-geometry svg:viewBox="0 0 21600 21600" draw:type="mso-spt202" draw:enhanced-path="M 0 0 L 21600 0 21600 21600 0 21600 0 0 Z N"/>
        </draw:custom-shape>
        <draw:line draw:style-name="gr9" draw:text-style-name="P7" draw:layer="layout" svg:x1="8.5cm" svg:y1="16.3cm" svg:x2="6.5cm" svg:y2="16.3cm">
          <text:p/>
        </draw:line>
        <draw:line draw:style-name="gr11" draw:text-style-name="P7" draw:layer="layout" svg:x1="8.5cm" svg:y1="16.3cm" svg:x2="9.5cm" svg:y2="16.3cm">
          <text:p/>
        </draw:line>
        <draw:custom-shape draw:style-name="gr15" draw:text-style-name="P5" draw:layer="layout" svg:width="7.593cm" svg:height="2.109cm" svg:x="2.207cm" svg:y="17.391cm">
          <text:p text:style-name="P4"><text:span text:style-name="T5">you </text:span><text:span text:style-name="T7">cannot</text:span><text:span text:style-name="T5"> do </text:span></text:p>
          <text:p text:style-name="P4"><text:span text:style-name="T5">initialization in here</text:span></text:p>
          <draw:enhanced-geometry svg:viewBox="0 0 21600 21600" draw:type="mso-spt202" draw:enhanced-path="M 0 0 L 21600 0 21600 21600 0 21600 0 0 Z N"/>
        </draw:custom-shape>
        <draw:line draw:style-name="gr9" draw:text-style-name="P7" draw:layer="layout" svg:x1="6cm" svg:y1="18cm" svg:x2="8.5cm" svg:y2="18cm">
          <text:p/>
        </draw:line>
        <draw:line draw:style-name="gr11" draw:text-style-name="P7" draw:layer="layout" svg:x1="8.5cm" svg:y1="18cm" svg:x2="10.5cm" svg:y2="1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mmon Mistak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4" draw:text-style-name="P3" draw:layer="layout" svg:width="17.266cm" svg:height="5.3cm" svg:x="2.234cm" svg:y="3.5cm">
          <text:p><text:span text:style-name="T1">//#include “date.hpp”</text:span></text:p>
          <text:p><text:span text:style-name="T1"/></text:p>
          <text:p><text:span text:style-name="T1">date(int ccyy, int mm, int dd)</text:span></text:p>
          <text:p><text:span text:style-name="T1"><text:s text:c="2"/></text:span><text:span text:style-name="T1">: ccyy(ccyy), mm(mm), dd(dd)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266cm" svg:height="4cm" svg:x="2.168cm" svg:y="9.6cm">
          <text:p><text:span text:style-name="T1">date::date(int ccyy, int mm, int dd)</text:span></text:p>
          <text:p><text:span text:style-name="T1"><text:s text:c="2"/></text:span><text:span text:style-name="T1">: ccyy=ccyy, mm=mm, dd=dd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266cm" svg:height="4cm" svg:x="2.168cm" svg:y="14.4cm">
          <text:p><text:span text:style-name="T1">date::date(int ccyy, int mm, int dd)</text:span></text:p>
          <text:p><text:span text:style-name="T1">{</text:span></text:p>
          <text:p><text:span text:style-name="T1"><text:s text:c="2"/></text:span><text:span text:style-name="T1">: ccyy(ccyy), mm(mm), dd(dd)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frame draw:style-name="SmallSlideNote" draw:layer="layout" svg:width="5.917cm" svg:height="2.5cm" svg:x="20.4cm" svg:y="3.8cm">
          <draw:text-box>
            <text:p>forgetting a class's </text:p>
            <text:p>own #include</text:p>
          </draw:text-box>
        </draw:frame>
        <draw:frame draw:style-name="SmallSlideNote" draw:layer="layout" svg:width="5.126cm" svg:height="2.5cm" svg:x="20.301cm" svg:y="6.301cm">
          <draw:text-box>
            <text:p>forgetting class::</text:p>
            <text:p>scope resolution</text:p>
          </draw:text-box>
        </draw:frame>
        <draw:frame draw:style-name="SmallSlideNote" draw:layer="layout" svg:width="6.979cm" svg:height="2.5cm" svg:x="20.374cm" svg:y="10cm">
          <draw:text-box>
            <text:p>using = syntax instead </text:p>
            <text:p>of ( ) in the member</text:p>
            <text:p>initializations</text:p>
          </draw:text-box>
        </draw:frame>
        <draw:frame draw:style-name="SmallSlideNote" draw:layer="layout" svg:width="7.137cm" svg:height="2.5cm" svg:x="20.321cm" svg:y="14.55cm">
          <draw:text-box>
            <text:p>not putting the member</text:p>
            <text:p>initializations <text:span text:style-name="T6">before</text:span> the</text:p>
            <text:p>opening left brace</text:p>
          </draw:text-box>
        </draw:frame>
        <draw:custom-shape draw:style-name="gr17" draw:text-style-name="P5" draw:layer="layout" svg:width="2cm" svg:height="2.787cm" svg:x="17.6cm" svg:y="16.101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cm" svg:height="2.787cm" svg:x="17.554cm" svg:y="11.262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cm" svg:height="2.787cm" svg:x="17.554cm" svg:y="6.463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cm" svg:height="2.787cm" svg:x="17.554cm" svg:y="3.064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No Defaults 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Primitive data members do <text:span text:style-name="T8">not</text:span> acquire a default value, just like they don't in C</text:p>
              </text:list-item>
            </text:list>
          </draw:text-box>
        </draw:frame>
        <draw:custom-shape draw:style-name="gr18" draw:text-style-name="P2" draw:layer="layout" svg:width="17.266cm" svg:height="3.624cm" svg:x="1.767cm" svg:y="6.376cm">
          <text:p><text:span text:style-name="T1">date::date(int ccyy, int mm, int dd)</text:span></text:p>
          <text:p><text:span text:style-name="T1"><text:s text:c="2"/></text:span><text:span text:style-name="T9">// : ccyy(ccyy), mm(mm), dd(dd)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7.266cm" svg:height="7.842cm" svg:x="1.837cm" svg:y="10.714cm">
          <text:p><text:span text:style-name="T1">int main()</text:span></text:p>
          <text:p><text:span text:style-name="T1">{</text:span></text:p>
          <text:p><text:span text:style-name="T1"><text:s text:c="4"/></text:span><text:span text:style-name="T1">date when(2011, 3, 9);</text:span></text:p>
          <text:p><text:span text:style-name="T1"><text:s text:c="4"/></text:span><text:span text:style-name="T1">std::cout </text:span></text:p>
          <text:p><text:span text:style-name="T1"><text:s text:c="8"/></text:span><text:span text:style-name="T1">&lt;&lt; when.ccyy &lt;&lt; std::endl</text:span></text:p>
          <text:p><text:span text:style-name="T1"><text:s text:c="8"/></text:span><text:span text:style-name="T1">&lt;&lt; when.mm &lt;&lt; std::endl</text:span></text:p>
          <text:p><text:span text:style-name="T1"><text:s text:c="8"/></text:span><text:span text:style-name="T1">&lt;&lt; when.dd &lt;&lt; std::endl;</text:span></text:p>
          <text:p><text:span text:style-name="T1"/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8.123cm" svg:height="4.489cm" svg:x="18.277cm" svg:y="13.511cm">
          <text:p text:style-name="P9">4199568</text:p>
          <text:p text:style-name="P9">0</text:p>
          <text:p text:style-name="P9">-740281080</text:p>
          <draw:enhanced-geometry svg:viewBox="0 0 21600 21600" draw:type="rectangle" draw:enhanced-path="M 0 0 L 21600 0 21600 21600 0 21600 0 0 Z N"/>
        </draw:custom-shape>
        <draw:frame draw:style-name="gr20" draw:layer="layout" svg:width="16.757cm" svg:height="1.148cm" svg:x="2.8cm" svg:y="19.252cm">
          <draw:text-box>
            <text:p>assumes data members are publicly accessible</text:p>
          </draw:text-box>
        </draw:frame>
        <draw:line draw:style-name="gr11" draw:text-style-name="P7" draw:layer="layout" svg:x1="19cm" svg:y1="7.7cm" svg:x2="17.5cm" svg:y2="7.7cm">
          <text:p/>
        </draw:line>
        <draw:line draw:style-name="gr9" draw:text-style-name="P7" draw:layer="layout" svg:x1="19cm" svg:y1="7.7cm" svg:x2="21cm" svg:y2="7.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fault 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Value type objects can often be created without any arguments</text:p>
                <text:list>
                  <text:list-item>
                    <text:p>if all arguments have defaults the effect is the same 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13.54cm" svg:height="5.286cm" svg:x="1.8cm" svg:y="14.4cm">
          <text:p text:style-name="P10"><text:span text:style-name="T1">class rope</text:span></text:p>
          <text:p text:style-name="P10"><text:span text:style-name="T1">{</text:span></text:p>
          <text:p text:style-name="P10"><text:span text:style-name="T1">public:</text:span></text:p>
          <text:p text:style-name="P10"><text:span text:style-name="T1"><text:s text:c="4"/></text:span><text:span text:style-name="T1">rope(const char * = “”);</text:span></text:p>
          <text:p text:style-name="P10"><text:span text:style-name="T1"><text:s text:c="4"/></text:span><text:span text:style-name="T1">...</text:span></text:p>
          <text:p text:style-name="P10"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9.299cm" svg:height="5.286cm" svg:x="4.801cm" svg:y="8.014cm">
          <text:p text:style-name="P10"><text:span text:style-name="T1">class rope</text:span></text:p>
          <text:p text:style-name="P10"><text:span text:style-name="T1">{</text:span></text:p>
          <text:p text:style-name="P10"><text:span text:style-name="T1">public:</text:span></text:p>
          <text:p text:style-name="P10"><text:span text:style-name="T1"><text:s text:c="4"/></text:span><text:span text:style-name="T1">rope();</text:span></text:p>
          <text:p text:style-name="P10"><text:span text:style-name="T1"><text:s text:c="4"/></text:span><text:span text:style-name="T1">...</text:span></text:p>
          <text:p text:style-name="P10"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2cm" svg:height="6.5cm" svg:x="12.3cm" svg:y="9.9cm">
          <text:p text:style-name="P10"><text:span text:style-name="T1">#include “rope.hpp”</text:span></text:p>
          <text:p text:style-name="P10"><text:span text:style-name="T1"/></text:p>
          <text:p text:style-name="P10"><text:span text:style-name="T1">void example()</text:span></text:p>
          <text:p text:style-name="P10"><text:span text:style-name="T1">{</text:span></text:p>
          <text:p text:style-name="P10"><text:span text:style-name="T1"><text:s text:c="2"/></text:span><text:span text:style-name="T1">rope old;</text:span></text:p>
          <text:p text:style-name="P10"><text:span text:style-name="T1"><text:s text:c="2"/></text:span><text:span text:style-name="T1">...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7.8cm" svg:y1="14cm" svg:x2="22.3cm" svg:y2="14cm">
          <text:p/>
        </draw:line>
        <draw:line draw:style-name="gr10" draw:text-style-name="P7" draw:layer="layout" svg:x1="22.3cm" svg:y1="11cm" svg:x2="22.3cm" svg:y2="16.5cm">
          <text:p/>
        </draw:line>
        <draw:line draw:style-name="gr10" draw:text-style-name="P7" draw:layer="layout" svg:x1="12.3cm" svg:y1="11cm" svg:x2="22.3cm" svg:y2="11cm">
          <text:p/>
        </draw:line>
        <draw:line draw:style-name="gr11" draw:text-style-name="P7" draw:layer="layout" svg:x1="12.3cm" svg:y1="11cm" svg:x2="10.3cm" svg:y2="11cm">
          <text:p/>
        </draw:line>
        <draw:line draw:style-name="gr9" draw:text-style-name="P7" draw:layer="layout" svg:x1="22.3cm" svg:y1="16.5cm" svg:x2="22.3cm" svg:y2="17.5cm">
          <text:p/>
        </draw:line>
        <draw:line draw:style-name="gr24" draw:text-style-name="P7" draw:layer="layout" svg:x1="22.3cm" svg:y1="17.5cm" svg:x2="15.8cm" svg:y2="17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Very Common Mistak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SmallSlideNote" draw:text-style-name="P11" draw:layer="layout" svg:width="12cm" svg:height="2.521cm" svg:x="13.8cm" svg:y="7.444cm">
          <draw:text-box>
            <text:p text:style-name="P11">this defines an object of type rope called old</text:p>
          </draw:text-box>
        </draw:frame>
        <draw:custom-shape draw:style-name="gr25" draw:text-style-name="P2" draw:layer="layout" svg:width="8.89cm" svg:height="5cm" svg:x="3.61cm" svg:y="6cm">
          <text:p text:style-name="P10"><text:span text:style-name="T1">void correct()</text:span></text:p>
          <text:p text:style-name="P10"><text:span text:style-name="T1">{</text:span></text:p>
          <text:p text:style-name="P10"><text:span text:style-name="T1"><text:s text:c="2"/></text:span><text:span text:style-name="T1">rope old;</text:span></text:p>
          <text:p text:style-name="P10"><text:span text:style-name="T1"><text:s text:c="2"/></text:span><text:span text:style-name="T1">...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8.89cm" svg:height="5.365cm" svg:x="3.5cm" svg:y="12cm">
          <text:p text:style-name="P10"><text:span text:style-name="T1">void incorrect()</text:span></text:p>
          <text:p text:style-name="P10"><text:span text:style-name="T1">{</text:span></text:p>
          <text:p text:style-name="P10"><text:span text:style-name="T1"><text:s text:c="2"/></text:span><text:span text:style-name="T1">rope old();</text:span></text:p>
          <text:p text:style-name="P10"><text:span text:style-name="T1"><text:s text:c="2"/></text:span><text:span text:style-name="T1">...</text:span></text:p>
          <text:p text:style-name="P10"><text:span text:style-name="T1"><text:s text:c="2"/></text:span><text:span text:style-name="T1">old.</text:span><text:span text:style-name="T10">member</text:span><text:span text:style-name="T1"> 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3cm" svg:height="4cm" svg:x="1.2cm" svg:y="6.6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1.5cm" svg:y="12.8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frame draw:style-name="SmallSlideNote" draw:text-style-name="P12" draw:layer="layout" svg:width="13.137cm" svg:height="4.791cm" svg:x="13.663cm" svg:y="13.4cm">
          <draw:text-box>
            <text:p text:style-name="P12"><text:span text:style-name="T11">this declares a function called old that accepts no arguments and returns a rope object</text:span></text:p>
          </draw:text-box>
        </draw:frame>
        <draw:line draw:style-name="gr9" draw:text-style-name="P7" draw:layer="layout" svg:x1="2.5cm" svg:y1="15cm" svg:x2="2.5cm" svg:y2="16cm">
          <text:p/>
        </draw:line>
        <draw:line draw:style-name="gr9" draw:text-style-name="P7" draw:layer="layout" svg:x1="2.5cm" svg:y1="16cm" svg:x2="3.5cm" svg:y2="16cm">
          <text:p/>
        </draw:line>
        <draw:line draw:style-name="gr11" draw:text-style-name="P7" draw:layer="layout" svg:x1="3.5cm" svg:y1="16cm" svg:x2="4.5cm" svg:y2="16cm">
          <text:p/>
        </draw:line>
        <draw:line draw:style-name="gr11" draw:text-style-name="P7" draw:layer="layout" svg:x1="9cm" svg:y1="13cm" svg:x2="9cm" svg:y2="14cm">
          <text:p/>
        </draw:line>
        <draw:line draw:style-name="gr9" draw:text-style-name="P7" draw:layer="layout" svg:x1="13.5cm" svg:y1="14cm" svg:x2="12.5cm" svg:y2="14cm">
          <text:p/>
        </draw:line>
        <draw:line draw:style-name="gr10" draw:text-style-name="P7" draw:layer="layout" svg:x1="12.5cm" svg:y1="14cm" svg:x2="10cm" svg:y2="14cm">
          <text:p/>
        </draw:line>
        <draw:line draw:style-name="gr9" draw:text-style-name="P7" draw:layer="layout" svg:x1="13.5cm" svg:y1="8.2cm" svg:x2="12.5cm" svg:y2="8.2cm">
          <text:p/>
        </draw:line>
        <draw:line draw:style-name="gr10" draw:text-style-name="P7" draw:layer="layout" svg:x1="12.5cm" svg:y1="8.2cm" svg:x2="9.5cm" svg:y2="8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hen an object's life ends it's destructor is automatically called</text:p>
              </text:list-item>
              <text:list-item>
                <text:p>the “complement” of a constructor</text:p>
              </text:list-item>
            </text:list>
          </draw:text-box>
        </draw:frame>
        <draw:custom-shape draw:style-name="gr5" draw:text-style-name="P2" draw:layer="layout" svg:width="13.074cm" svg:height="6.5cm" svg:x="2.8cm" svg:y="9cm">
          <text:p><text:span text:style-name="T1">#include “date.hpp”</text:span></text:p>
          <text:p><text:span text:style-name="T1"/></text:p>
          <text:p><text:span text:style-name="T1">void test_drives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...</text:span></text:p>
          <text:p><text:span text:style-name="T2">} </text:span><text:span text:style-name="T9">// today.~date()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6.851cm" svg:height="6.683cm" svg:x="14.225cm" svg:y="13.6cm"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5"/></text:span><text:span text:style-name="T1">~date();</text:span></text:p>
          <text:p><text:span text:style-name="T1"><text:s text:c="5"/></text:span><text:span text:style-name="T1">...</text:span></text:p>
          <text:p><text:span text:style-name="T1">};</text:span></text:p>
          <text:p><text:span text:style-name="T1">...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.8cm" svg:y1="14.8cm" svg:x2="12.8cm" svg:y2="14.8cm">
          <text:p/>
        </draw:line>
        <draw:line draw:style-name="gr10" draw:text-style-name="P7" draw:layer="layout" svg:x1="12.9cm" svg:y1="14.8cm" svg:x2="12.9cm" svg:y2="15.3cm">
          <text:p/>
        </draw:line>
        <draw:line draw:style-name="gr9" draw:text-style-name="P7" draw:layer="layout" svg:x1="12.9cm" svg:y1="16.6cm" svg:x2="14.4cm" svg:y2="16.6cm">
          <text:p/>
        </draw:line>
        <draw:line draw:style-name="gr11" draw:text-style-name="P7" draw:layer="layout" svg:x1="14.3cm" svg:y1="16.6cm" svg:x2="15.8cm" svg:y2="16.6cm">
          <text:p/>
        </draw:line>
        <draw:line draw:style-name="gr9" draw:text-style-name="P7" draw:layer="layout" svg:x1="12.9cm" svg:y1="15.6cm" svg:x2="12.9cm" svg:y2="16.6cm">
          <text:p/>
        </draw:line>
        <draw:frame draw:style-name="SmallSlideNote" draw:text-style-name="P13" draw:layer="layout" svg:width="2cm" svg:height="2.5cm" svg:x="20cm" svg:y="5.6cm">
          <draw:text-box>
            <text:p text:style-name="P13">~</text:p>
          </draw:text-box>
        </draw:frame>
        <draw:frame draw:style-name="SmallSlideNote" draw:layer="layout" svg:width="7.137cm" svg:height="2.5cm" svg:x="18.4cm" svg:y="9.6cm">
          <draw:text-box>
            <text:p>the destructor never has any parameters - you don't call it...</text:p>
          </draw:text-box>
        </draw:frame>
        <draw:line draw:style-name="gr9" draw:text-style-name="P7" draw:layer="layout" svg:x1="19.7cm" svg:y1="12cm" svg:x2="19.7cm" svg:y2="13.5cm">
          <text:p/>
        </draw:line>
        <draw:line draw:style-name="gr11" draw:text-style-name="P7" draw:layer="layout" svg:x1="19.7cm" svg:y1="13.5cm" svg:x2="19.7cm" svg:y2="16.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torag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++ inherits the same 3 storage classes as C</text:p>
                <text:list>
                  <text:list-item>
                    <text:p>static - eg global variables</text:p>
                  </text:list-item>
                  <text:list-item>
                    <text:p>automatic - eg local variables</text:p>
                  </text:list-item>
                  <text:list-item>
                    <text:p>dynamic - using a new expression</text:p>
                    <text:list>
                      <text:list-item>
                        <text:p>equivalent of malloc/calloc</text:p>
                      </text:list-item>
                      <text:list-item>
                        <text:p>returns a pointe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2" draw:layer="layout" svg:width="20.324cm" svg:height="6.684cm" svg:x="3.5cm" svg:y="12.216cm">
          <text:p text:style-name="P10"><text:span text:style-name="T2">date global(2011,3,7);</text:span></text:p>
          <text:p text:style-name="P10"><text:span text:style-name="T2"/></text:p>
          <text:p text:style-name="P10"><text:span text:style-name="T2">int main()</text:span></text:p>
          <text:p text:style-name="P10"><text:span text:style-name="T2">{</text:span></text:p>
          <text:p text:style-name="P10"><text:span text:style-name="T2"><text:s text:c="3"/></text:span><text:span text:style-name="T2">date local(2011,3,7);</text:span></text:p>
          <text:p text:style-name="P10"><text:span text:style-name="T2"><text:s text:c="3"/></text:span><text:span text:style-name="T2">date * dynamic = new date(2011,3,7);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8.599cm" svg:height="1.4cm" svg:x="18.901cm" svg:y="19.5cm">
          <draw:text-box>
            <text:p text:style-name="P12">new is a keyword</text:p>
          </draw:text-box>
        </draw:frame>
        <draw:line draw:style-name="gr9" draw:text-style-name="P7" draw:layer="layout" svg:x1="18.5cm" svg:y1="20cm" svg:x2="14.5cm" svg:y2="20cm">
          <text:p/>
        </draw:line>
        <draw:line draw:style-name="gr24" draw:text-style-name="P7" draw:layer="layout" svg:x1="14.5cm" svg:y1="20cm" svg:x2="14.5cm" svg:y2="1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tatic Storage Exam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The order of initialization across translation units is undefined</text:p>
              </text:list-item>
            </text:list>
          </draw:text-box>
        </draw:frame>
        <draw:custom-shape draw:style-name="gr30" draw:text-style-name="P2" draw:layer="layout" svg:width="12.794cm" svg:height="7.615cm" svg:x="2.406cm" svg:y="8.3cm">
          <text:p text:style-name="P10"><text:span text:style-name="T2">date global(2011,3,7);</text:span></text:p>
          <text:p text:style-name="P10"><text:span text:style-name="T2"/></text:p>
          <text:p text:style-name="P10"><text:span text:style-name="T2">int main()</text:span></text:p>
          <text:p text:style-name="P10"><text:span text:style-name="T2">{</text:span></text:p>
          <text:p text:style-name="P10"><text:span text:style-name="T2"><text:s text:c="3"/></text:span><text:span text:style-name="T2">...</text:span></text:p>
          <text:p text:style-name="P10"><text:span text:style-name="T2">}</text:span></text:p>
          <text:p text:style-name="P10"><text:span text:style-name="T2"/></text:p>
          <text:p text:style-name="P10"><text:span text:style-name="T2">// global.~date()</text:span></text:p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9.746cm" svg:height="3.656cm" svg:x="17.054cm" svg:y="7.99cm">
          <draw:text-box>
            <text:p text:style-name="P11">global's constructor is called <text:span text:style-name="T6">before</text:span> main starts</text:p>
          </draw:text-box>
        </draw:frame>
        <draw:frame draw:style-name="gr29" draw:text-style-name="P11" draw:layer="layout" svg:width="9.746cm" svg:height="3.656cm" svg:x="16.9cm" svg:y="14.544cm">
          <draw:text-box>
            <text:p text:style-name="P11">global's destructor is called <text:span text:style-name="T6">after</text:span> main finishes</text:p>
          </draw:text-box>
        </draw:frame>
        <draw:line draw:style-name="gr9" draw:text-style-name="P7" draw:layer="layout" svg:x1="16.7cm" svg:y1="8.8cm" svg:x2="15.2cm" svg:y2="8.8cm">
          <text:p/>
        </draw:line>
        <draw:line draw:style-name="gr10" draw:text-style-name="P7" draw:layer="layout" svg:x1="15.3cm" svg:y1="8.8cm" svg:x2="13.8cm" svg:y2="8.8cm">
          <text:p/>
        </draw:line>
        <draw:line draw:style-name="gr9" draw:text-style-name="P7" draw:layer="layout" svg:x1="16.6cm" svg:y1="15.4cm" svg:x2="15.1cm" svg:y2="15.4cm">
          <text:p/>
        </draw:line>
        <draw:line draw:style-name="gr10" draw:text-style-name="P7" draw:layer="layout" svg:x1="15.2cm" svg:y1="15.4cm" svg:x2="11.2cm" svg:y2="15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Automatic Storage Exam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30" draw:text-style-name="P2" draw:layer="layout" svg:width="12.794cm" svg:height="9.477cm" svg:x="2.706cm" svg:y="7cm">
          <text:p text:style-name="P10"><text:span text:style-name="T2">void f()</text:span></text:p>
          <text:p text:style-name="P10"><text:span text:style-name="T2">{</text:span></text:p>
          <text:p text:style-name="P10"><text:span text:style-name="T2"><text:s text:c="3"/></text:span><text:span text:style-name="T2">for (...)</text:span></text:p>
          <text:p text:style-name="P10"><text:span text:style-name="T2"><text:s text:c="3"/></text:span><text:span text:style-name="T2">{</text:span></text:p>
          <text:p text:style-name="P10"><text:span text:style-name="T2"><text:s text:c="7"/></text:span><text:span text:style-name="T2">date local;</text:span></text:p>
          <text:p text:style-name="P10"><text:span text:style-name="T2"><text:s text:c="7"/></text:span><text:span text:style-name="T2">...</text:span></text:p>
          <text:p text:style-name="P10"><text:span text:style-name="T2"><text:s text:c="7"/></text:span><text:span text:style-name="T2">...</text:span></text:p>
          <text:p text:style-name="P10"><text:span text:style-name="T2"><text:s text:c="7"/></text:span><text:span text:style-name="T2">//local.~date()</text:span></text:p>
          <text:p text:style-name="P10"><text:span text:style-name="T2"><text:s text:c="3"/></text:span><text:span text:style-name="T2">}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9.746cm" svg:height="4.791cm" svg:x="17.2cm" svg:y="12.344cm">
          <draw:text-box>
            <text:p text:style-name="P11">local's destructor is automatically called when it goes out of scope</text:p>
          </draw:text-box>
        </draw:frame>
        <draw:line draw:style-name="gr9" draw:text-style-name="P7" draw:layer="layout" svg:x1="16.9cm" svg:y1="14.1cm" svg:x2="15.4cm" svg:y2="14.1cm">
          <text:p/>
        </draw:line>
        <draw:line draw:style-name="gr10" draw:text-style-name="P7" draw:layer="layout" svg:x1="15.6cm" svg:y1="14.1cm" svg:x2="14.1cm" svg:y2="14.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Dynamic Storage Exam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Call the constructor in a new expression</text:p>
              </text:list-item>
              <text:list-item>
                <text:p>Returns a plain pointer</text:p>
              </text:list-item>
            </text:list>
          </draw:text-box>
        </draw:frame>
        <draw:custom-shape draw:style-name="gr31" draw:text-style-name="P2" draw:layer="layout" svg:width="15.242cm" svg:height="9.477cm" svg:x="1.283cm" svg:y="7.9cm">
          <text:p text:style-name="P10"><text:span text:style-name="T2">int main()</text:span></text:p>
          <text:p text:style-name="P10"><text:span text:style-name="T2">{</text:span></text:p>
          <text:p text:style-name="P10"><text:span text:style-name="T2"><text:s text:c="4"/></text:span><text:span text:style-name="T2">date * ptr = new date; <text:s text:c="2"/>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ynamic Storage Exam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Use a new expression</text:p>
              </text:list-item>
              <text:list-item>
                <text:p>When a plain pointer goes out of scope <text:span text:style-name="T6">nothing</text:span> happens</text:p>
              </text:list-item>
            </text:list>
          </draw:text-box>
        </draw:frame>
        <draw:custom-shape draw:style-name="gr32" draw:text-style-name="P2" draw:layer="layout" svg:width="14cm" svg:height="8.546cm" svg:x="1.4cm" svg:y="10.8cm">
          <text:p text:style-name="P10"><text:span text:style-name="T2">eg global;</text:span></text:p>
          <text:p text:style-name="P10"><text:span text:style-name="T2"/></text:p>
          <text:p text:style-name="P10"><text:span text:style-name="T2">int main()</text:span></text:p>
          <text:p text:style-name="P10"><text:span text:style-name="T2">{</text:span></text:p>
          <text:p text:style-name="P10"><text:span text:style-name="T2"><text:s text:c="3"/></text:span><text:span text:style-name="T2">eg local;</text:span></text:p>
          <text:p text:style-name="P10"><text:span text:style-name="T2"><text:s text:c="3"/></text:span><text:span text:style-name="T2">eg * dynamic = new eg;</text:span></text:p>
          <text:p text:style-name="P10"><text:span text:style-name="T2"><text:s text:c="3"/></text:span><text:span text:style-name="T2">...</text:span></text:p>
          <text:p text:style-name="P10"><text:span text:style-name="T2"><text:s text:c="3"/></text:span><text:span text:style-name="T2">delete dynamic;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5cm" svg:height="1.026cm" svg:x="1.5cm" svg:y="8.7cm">
          <text:p><text:span text:style-name="T1">eg::~eg() { std::cerr &lt;&lt; “eg::~eg()” &lt;&lt; std::endl; }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6.8cm" svg:height="4.315cm" svg:x="20.3cm" svg:y="13.285cm">
          <text:p text:style-name="P14">eg::~eg()</text:p>
          <text:p text:style-name="P14">eg::~eg()</text:p>
          <text:p text:style-name="P14">eg::~eg()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cm" svg:y1="17.7cm" svg:x2="15.5cm" svg:y2="17.7cm">
          <text:p/>
        </draw:line>
        <draw:line draw:style-name="gr9" draw:text-style-name="P7" draw:layer="layout" svg:x1="15.5cm" svg:y1="17.7cm" svg:x2="16.5cm" svg:y2="17.7cm">
          <text:p/>
        </draw:line>
        <draw:line draw:style-name="gr9" draw:text-style-name="P7" draw:layer="layout" svg:x1="16.5cm" svg:y1="17.7cm" svg:x2="16.5cm" svg:y2="13.7cm">
          <text:p/>
        </draw:line>
        <draw:line draw:style-name="gr24" draw:text-style-name="P7" draw:layer="layout" svg:x1="16.5cm" svg:y1="13.8cm" svg:x2="20cm" svg:y2="13.8cm">
          <text:p/>
        </draw:line>
        <draw:line draw:style-name="gr10" draw:text-style-name="P7" draw:layer="layout" svg:x1="7.9cm" svg:y1="15.2cm" svg:x2="15.4cm" svg:y2="15.2cm">
          <text:p/>
        </draw:line>
        <draw:line draw:style-name="gr24" draw:text-style-name="P7" draw:layer="layout" svg:x1="15.6cm" svg:y1="15.2cm" svg:x2="20.1cm" svg:y2="15.2cm">
          <text:p/>
        </draw:line>
        <draw:line draw:style-name="gr10" draw:text-style-name="P7" draw:layer="layout" svg:x1="6.9cm" svg:y1="11.2cm" svg:x2="15.4cm" svg:y2="11.2cm">
          <text:p/>
        </draw:line>
        <draw:line draw:style-name="gr9" draw:text-style-name="P7" draw:layer="layout" svg:x1="15.5cm" svg:y1="11.2cm" svg:x2="17.5cm" svg:y2="11.2cm">
          <text:p/>
        </draw:line>
        <draw:line draw:style-name="gr9" draw:text-style-name="P7" draw:layer="layout" svg:x1="17.5cm" svg:y1="11.2cm" svg:x2="17.5cm" svg:y2="16.7cm">
          <text:p/>
        </draw:line>
        <draw:line draw:style-name="gr24" draw:text-style-name="P7" draw:layer="layout" svg:x1="17.5cm" svg:y1="16.8cm" svg:x2="20cm" svg:y2="16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ointe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bald pointers</text:p>
              </text:list-item>
              <text:list-item>
                <text:p>be opinion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pying an object...</text:p>
                <text:list>
                  <text:list-item>
                    <text:p>as it is created == copy construction</text:p>
                  </text:list-item>
                  <text:list-item>
                    <text:p>after it is created == copy assignment</text:p>
                  </text:list-item>
                </text:list>
              </text:list-item>
            </text:list>
          </draw:text-box>
        </draw:frame>
        <draw:custom-shape draw:style-name="gr35" draw:text-style-name="P2" draw:layer="layout" svg:width="12.998cm" svg:height="8.546cm" svg:x="2cm" svg:y="9.816cm">
          <text:p text:style-name="P10"><text:span text:style-name="T2">int main()</text:span></text:p>
          <text:p text:style-name="P10"><text:span text:style-name="T2">{</text:span></text:p>
          <text:p text:style-name="P10"><text:span text:style-name="T2"><text:s text:c="3"/></text:span><text:span text:style-name="T2">date local(2011,3,7);</text:span></text:p>
          <text:p text:style-name="P10"><text:span text:style-name="T2"/></text:p>
          <text:p text:style-name="P10"><text:span text:style-name="T2"><text:s text:c="3"/></text:span><text:span text:style-name="T2">date copy = local;</text:span></text:p>
          <text:p text:style-name="P10"><text:span text:style-name="T2"><text:s text:c="3"/></text:span><text:span text:style-name="T2">date another(copy);</text:span></text:p>
          <text:p text:style-name="P10"><text:span text:style-name="T2"/></text:p>
          <text:p text:style-name="P10"><text:span text:style-name="T2"><text:s text:c="3"/></text:span><text:span text:style-name="T2">copy = local;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9.5cm" svg:height="2.499cm" svg:x="16.3cm" svg:y="13.2cm">
          <draw:text-box>
            <text:p text:style-name="P12"><text:span text:style-name="T11">copy construction</text:span></text:p>
          </draw:text-box>
        </draw:frame>
        <draw:frame draw:style-name="gr36" draw:text-style-name="P12" draw:layer="layout" svg:width="9.5cm" svg:height="2.499cm" svg:x="16.3cm" svg:y="14.401cm">
          <draw:text-box>
            <text:p text:style-name="P12"><text:span text:style-name="T11">copy construction</text:span></text:p>
          </draw:text-box>
        </draw:frame>
        <draw:frame draw:style-name="gr36" draw:text-style-name="P12" draw:layer="layout" svg:width="9.5cm" svg:height="2.499cm" svg:x="16.3cm" svg:y="16.102cm">
          <draw:text-box>
            <text:p text:style-name="P12"><text:span text:style-name="T11">copy assignment</text:span></text:p>
          </draw:text-box>
        </draw:frame>
        <draw:line draw:style-name="gr10" draw:text-style-name="P7" draw:layer="layout" svg:x1="13cm" svg:y1="14cm" svg:x2="15cm" svg:y2="14cm">
          <text:p/>
        </draw:line>
        <draw:line draw:style-name="gr10" draw:text-style-name="P7" draw:layer="layout" svg:x1="13.6cm" svg:y1="15cm" svg:x2="15cm" svg:y2="15cm">
          <text:p/>
        </draw:line>
        <draw:line draw:style-name="gr10" draw:text-style-name="P7" draw:layer="layout" svg:x1="10.6cm" svg:y1="16.9cm" svg:x2="15.1cm" svg:y2="16.9cm">
          <text:p/>
        </draw:line>
        <draw:line draw:style-name="gr24" draw:text-style-name="P7" draw:layer="layout" svg:x1="15cm" svg:y1="14cm" svg:x2="16.5cm" svg:y2="14cm">
          <text:p/>
        </draw:line>
        <draw:line draw:style-name="gr24" draw:text-style-name="P7" draw:layer="layout" svg:x1="15cm" svg:y1="15cm" svg:x2="16.5cm" svg:y2="15cm">
          <text:p/>
        </draw:line>
        <draw:line draw:style-name="gr24" draw:text-style-name="P7" draw:layer="layout" svg:x1="15cm" svg:y1="16.9cm" svg:x2="16.5cm" svg:y2="16.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ing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37" draw:text-style-name="P2" draw:layer="layout" svg:width="20.824cm" svg:height="8.046cm" svg:x="2.676cm" svg:y="3.154cm">
          <text:p text:style-name="P10"><text:span text:style-name="T2">class date</text:span></text:p>
          <text:p text:style-name="P10"><text:span text:style-name="T2">{</text:span></text:p>
          <text:p text:style-name="P10"><text:span text:style-name="T2">public:</text:span></text:p>
          <text:p text:style-name="P10"><text:span text:style-name="T2"><text:s text:c="4"/></text:span><text:span text:style-name="T2">...</text:span></text:p>
          <text:p text:style-name="P10"><text:span text:style-name="T2"><text:s text:c="4"/></text:span><text:span text:style-name="T2">date(const date &amp; other);</text:span></text:p>
          <text:p text:style-name="P10"><text:span text:style-name="T2"><text:s text:c="4"/></text:span><text:span text:style-name="T2">date &amp; operator=(const date &amp; rhs);</text:span></text:p>
          <text:p text:style-name="P10"><text:span text:style-name="T2"><text:s text:c="4"/></text:span><text:span text:style-name="T2">...</text:span></text:p>
          <text:p text:style-name="P10"><text:span text:style-name="T2">};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0.833cm" svg:height="8.046cm" svg:x="2.646cm" svg:y="11.754cm">
          <text:p text:style-name="P10"><text:span text:style-name="T2">date::date(const date &amp; other) ...</text:span></text:p>
          <text:p text:style-name="P10"><text:span text:style-name="T2">{ ...</text:span></text:p>
          <text:p text:style-name="P10"><text:span text:style-name="T2">}</text:span></text:p>
          <text:p text:style-name="P10"><text:span text:style-name="T2"/></text:p>
          <text:p text:style-name="P10"><text:span text:style-name="T2">date &amp; date::operator=(const date &amp; rhs)</text:span></text:p>
          <text:p text:style-name="P10"><text:span text:style-name="T2">{</text:span></text:p>
          <text:p text:style-name="P10"><text:span text:style-name="T2"><text:s text:c="4"/></text:span><text:span text:style-name="T2">...</text:span></text:p>
          <text:p text:style-name="P10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 constructor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if you don't write a copy constructor the compiler will attempt to write one for you</text:p>
                <text:list>
                  <text:list-item>
                    <text:p>it will do a member by member copy construction</text:p>
                  </text:list-item>
                </text:list>
              </text:list-item>
            </text:list>
          </draw:text-box>
        </draw:frame>
        <draw:custom-shape draw:style-name="gr39" draw:text-style-name="P2" draw:layer="layout" svg:width="16.824cm" svg:height="7.615cm" svg:x="2.176cm" svg:y="9.385cm">
          <text:p text:style-name="P10"><text:span text:style-name="T2">/*</text:span></text:p>
          <text:p text:style-name="P10"><text:span text:style-name="T2">date::date(const date &amp; other)</text:span></text:p>
          <text:p text:style-name="P10"><text:span text:style-name="T2"><text:s text:c="2"/></text:span><text:span text:style-name="T2">: ccyy(other.ccyy)</text:span></text:p>
          <text:p text:style-name="P10"><text:span text:style-name="T2"><text:s text:c="2"/></text:span><text:span text:style-name="T2">, mm(other.mm) </text:span></text:p>
          <text:p text:style-name="P10"><text:span text:style-name="T2"><text:s text:c="2"/></text:span><text:span text:style-name="T2">, dd(other.dd)</text:span></text:p>
          <text:p text:style-name="P10"><text:span text:style-name="T2">{</text:span></text:p>
          <text:p text:style-name="P10"><text:span text:style-name="T2">}</text:span></text:p>
          <text:p text:style-name="P10"><text:span text:style-name="T2">*/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2cm" svg:y1="7.3cm" svg:x2="22cm" svg:y2="13.8cm">
          <text:p/>
        </draw:line>
        <draw:line draw:style-name="gr9" draw:text-style-name="P7" draw:layer="layout" svg:x1="22cm" svg:y1="13.8cm" svg:x2="19cm" svg:y2="13.8cm">
          <text:p/>
        </draw:line>
        <draw:line draw:style-name="gr9" draw:text-style-name="P7" draw:layer="layout" svg:x1="22cm" svg:y1="12.8cm" svg:x2="19cm" svg:y2="12.8cm">
          <text:p/>
        </draw:line>
        <draw:line draw:style-name="gr9" draw:text-style-name="P7" draw:layer="layout" svg:x1="22cm" svg:y1="11.7cm" svg:x2="19cm" svg:y2="11.7cm">
          <text:p/>
        </draw:line>
        <draw:line draw:style-name="gr11" draw:text-style-name="P7" draw:layer="layout" svg:x1="18.9cm" svg:y1="13.8cm" svg:x2="11.4cm" svg:y2="13.8cm">
          <text:p/>
        </draw:line>
        <draw:line draw:style-name="gr11" draw:text-style-name="P7" draw:layer="layout" svg:x1="18.9cm" svg:y1="12.8cm" svg:x2="11.4cm" svg:y2="12.8cm">
          <text:p/>
        </draw:line>
        <draw:line draw:style-name="gr11" draw:text-style-name="P7" draw:layer="layout" svg:x1="19cm" svg:y1="11.7cm" svg:x2="12.5cm" svg:y2="11.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 assignment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if you don't write a copy assignment operator the compiler will attempt to write one for you</text:p>
                <text:list>
                  <text:list-item>
                    <text:p>it will do a member by member copy assignment</text:p>
                  </text:list-item>
                </text:list>
              </text:list-item>
            </text:list>
          </draw:text-box>
        </draw:frame>
        <draw:custom-shape draw:style-name="gr40" draw:text-style-name="P2" draw:layer="layout" svg:width="15.294cm" svg:height="8.546cm" svg:x="2.706cm" svg:y="8.654cm">
          <text:p text:style-name="P10"><text:span text:style-name="T2">/*</text:span></text:p>
          <text:p text:style-name="P10"><text:span text:style-name="T2">date &amp;</text:span></text:p>
          <text:p text:style-name="P10"><text:span text:style-name="T2">date::date(const date &amp; rhs)</text:span></text:p>
          <text:p text:style-name="P10"><text:span text:style-name="T2">{</text:span></text:p>
          <text:p text:style-name="P10"><text:span text:style-name="T2"><text:s text:c="2"/></text:span><text:span text:style-name="T2">ccyy = rhs.ccyy;</text:span></text:p>
          <text:p text:style-name="P10"><text:span text:style-name="T2"><text:s text:c="2"/></text:span><text:span text:style-name="T2">mm = rhs.mm;</text:span></text:p>
          <text:p text:style-name="P10"><text:span text:style-name="T2"><text:s text:c="2"/></text:span><text:span text:style-name="T2">dd = rhs.dd;</text:span></text:p>
          <text:p text:style-name="P10"><text:span text:style-name="T2"><text:s text:c="2"/></text:span><text:span text:style-name="T2">return *this;</text:span></text:p>
          <text:p text:style-name="P10"><text:span text:style-name="T2">}*/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1.5cm" svg:y1="7.4cm" svg:x2="21.5cm" svg:y2="14.9cm">
          <text:p/>
        </draw:line>
        <draw:line draw:style-name="gr11" draw:text-style-name="P7" draw:layer="layout" svg:x1="18cm" svg:y1="14.9cm" svg:x2="10.5cm" svg:y2="14.9cm">
          <text:p/>
        </draw:line>
        <draw:line draw:style-name="gr11" draw:text-style-name="P7" draw:layer="layout" svg:x1="18cm" svg:y1="13.9cm" svg:x2="10.5cm" svg:y2="13.9cm">
          <text:p/>
        </draw:line>
        <draw:line draw:style-name="gr11" draw:text-style-name="P7" draw:layer="layout" svg:x1="18cm" svg:y1="13cm" svg:x2="12.1cm" svg:y2="13cm">
          <text:p/>
        </draw:line>
        <draw:line draw:style-name="gr9" draw:text-style-name="P7" draw:layer="layout" svg:x1="18cm" svg:y1="13cm" svg:x2="21.5cm" svg:y2="13cm">
          <text:p/>
        </draw:line>
        <draw:line draw:style-name="gr9" draw:text-style-name="P7" draw:layer="layout" svg:x1="18cm" svg:y1="13.9cm" svg:x2="21.5cm" svg:y2="13.9cm">
          <text:p/>
        </draw:line>
        <draw:line draw:style-name="gr9" draw:text-style-name="P7" draw:layer="layout" svg:x1="18cm" svg:y1="14.9cm" svg:x2="21.5cm" svg:y2="14.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ing rule of 3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let the compiler write them and add a comment to that effect, or</text:p>
              </text:list-item>
              <text:list-item>
                <text:p>write your own because the compiler generated ones would be wrong</text:p>
              </text:list-item>
              <text:list-item>
                <text:p>turn copying off by declaring them priv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mart pointe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54H24M20S</meta:editing-duration>
    <meta:editing-cycles>55</meta:editing-cycles>
    <dc:date>2011-03-09T13:18:23</dc:date>
    <meta:generator>NeoOffice/3.1.2$Unix OpenOffice.org_project/Patch 4</meta:generator>
    <meta:document-statistic meta:object-count="248"/>
  </office:meta>
</office:document-meta>
</file>